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7.004cm" fo:margin-left="0cm" table:align="left"/>
    </style:style>
    <style:style style:name="Table3.A" style:family="table-column">
      <style:table-column-properties style:column-width="2.198cm"/>
    </style:style>
    <style:style style:name="Table3.B" style:family="table-column">
      <style:table-column-properties style:column-width="14.8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3.094cm"/>
    </style:style>
    <style:style style:name="Table2.B" style:family="table-column">
      <style:table-column-properties style:column-width="13.9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04cm" fo:margin-left="0cm" table:align="left"/>
    </style:style>
    <style:style style:name="Tabella2.A" style:family="table-column">
      <style:table-column-properties style:column-width="2.198cm"/>
    </style:style>
    <style:style style:name="Tabella2.B" style:family="table-column">
      <style:table-column-properties style:column-width="14.80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995cm" table:align="left"/>
    </style:style>
    <style:style style:name="Tabella4.A" style:family="table-column">
      <style:table-column-properties style:column-width="3.094cm"/>
    </style:style>
    <style:style style:name="Tabella4.B" style:family="table-column">
      <style:table-column-properties style:column-width="13.901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6.995cm" table:align="left"/>
    </style:style>
    <style:style style:name="Tabella1.A" style:family="table-column">
      <style:table-column-properties style:column-width="3.094cm"/>
    </style:style>
    <style:style style:name="Tabella1.B" style:family="table-column">
      <style:table-column-properties style:column-width="13.90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04cm" fo:margin-left="0cm" table:align="left"/>
    </style:style>
    <style:style style:name="Tabella3.A" style:family="table-column">
      <style:table-column-properties style:column-width="2.198cm"/>
    </style:style>
    <style:style style:name="Tabella3.B" style:family="table-column">
      <style:table-column-properties style:column-width="14.806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paragraph-rsid="001c9e91" style:font-size-asian="11pt" style:font-size-complex="11pt"/>
    </style:style>
    <style:style style:name="P3" style:family="paragraph" style:parent-style-name="Standard">
      <style:text-properties fo:font-size="11pt" officeooo:paragraph-rsid="001df79e" style:font-size-asian="11pt" style:font-size-complex="11pt"/>
    </style:style>
    <style:style style:name="P4" style:family="paragraph" style:parent-style-name="Standard">
      <style:text-properties fo:font-size="11pt" officeooo:paragraph-rsid="0027d1c7" style:font-size-asian="11pt" style:font-size-complex="11pt"/>
    </style:style>
    <style:style style:name="P5" style:family="paragraph" style:parent-style-name="Standard">
      <style:text-properties fo:font-size="11pt" officeooo:paragraph-rsid="00282e9f" style:font-size-asian="11pt" style:font-size-complex="11pt"/>
    </style:style>
    <style:style style:name="P6" style:family="paragraph" style:parent-style-name="Standard">
      <style:text-properties fo:color="#000000" loext:opacity="100%" style:font-name="Consolas" fo:font-size="10pt" officeooo:rsid="00202547" officeooo:paragraph-rsid="00202547" style:font-size-asian="10pt" style:font-size-complex="11pt"/>
    </style:style>
    <style:style style:name="P7" style:family="paragraph" style:parent-style-name="Standard">
      <style:text-properties officeooo:paragraph-rsid="001df79e"/>
    </style:style>
    <style:style style:name="P8" style:family="paragraph" style:parent-style-name="Standard">
      <style:text-properties officeooo:paragraph-rsid="002a49ce"/>
    </style:style>
    <style:style style:name="P9" style:family="paragraph" style:parent-style-name="Table_20_Contents">
      <style:text-properties fo:font-size="11pt" officeooo:rsid="0005744e" officeooo:paragraph-rsid="0005744e" style:font-size-asian="11pt" style:font-size-complex="11pt"/>
    </style:style>
    <style:style style:name="P10" style:family="paragraph" style:parent-style-name="Table_20_Contents">
      <style:text-properties fo:font-size="11pt" officeooo:rsid="0005744e" officeooo:paragraph-rsid="001df79e" style:font-size-asian="11pt" style:font-size-complex="11pt"/>
    </style:style>
    <style:style style:name="P11" style:family="paragraph" style:parent-style-name="Table_20_Contents">
      <style:text-properties fo:font-size="11pt" officeooo:rsid="0005744e" officeooo:paragraph-rsid="002a49ce" style:font-size-asian="11pt" style:font-size-complex="11pt"/>
    </style:style>
    <style:style style:name="P12" style:family="paragraph" style:parent-style-name="Table_20_Contents">
      <style:text-properties fo:font-size="11pt" officeooo:rsid="00087ba9" officeooo:paragraph-rsid="00087ba9" style:font-size-asian="11pt" style:font-size-complex="11pt"/>
    </style:style>
    <style:style style:name="P13" style:family="paragraph" style:parent-style-name="Table_20_Contents">
      <style:text-properties fo:font-size="11pt" officeooo:rsid="00087ba9" officeooo:paragraph-rsid="0019b334" style:font-size-asian="11pt" style:font-size-complex="11pt"/>
    </style:style>
    <style:style style:name="P14" style:family="paragraph" style:parent-style-name="Table_20_Contents">
      <style:text-properties fo:font-size="11pt" officeooo:rsid="00087ba9" officeooo:paragraph-rsid="001b78a5" style:font-size-asian="11pt" style:font-size-complex="11pt"/>
    </style:style>
    <style:style style:name="P15" style:family="paragraph" style:parent-style-name="Table_20_Contents">
      <style:text-properties fo:font-size="11pt" officeooo:rsid="00087ba9" officeooo:paragraph-rsid="001c9e91" style:font-size-asian="11pt" style:font-size-complex="11pt"/>
    </style:style>
    <style:style style:name="P16" style:family="paragraph" style:parent-style-name="Table_20_Contents">
      <style:text-properties fo:font-size="11pt" officeooo:rsid="00087ba9" officeooo:paragraph-rsid="001da55b" style:font-size-asian="11pt" style:font-size-complex="11pt"/>
    </style:style>
    <style:style style:name="P17" style:family="paragraph" style:parent-style-name="Table_20_Contents">
      <style:text-properties fo:font-size="11pt" officeooo:rsid="00087ba9" officeooo:paragraph-rsid="001df79e" style:font-size-asian="11pt" style:font-size-complex="11pt"/>
    </style:style>
    <style:style style:name="P18" style:family="paragraph" style:parent-style-name="Table_20_Contents">
      <style:text-properties fo:font-size="11pt" officeooo:rsid="00087ba9" officeooo:paragraph-rsid="002a49ce" style:font-size-asian="11pt" style:font-size-complex="11pt"/>
    </style:style>
    <style:style style:name="P19" style:family="paragraph" style:parent-style-name="Table_20_Contents">
      <style:text-properties fo:font-size="11pt" officeooo:rsid="000a3b22" officeooo:paragraph-rsid="000a3b22" style:font-size-asian="11pt" style:font-size-complex="11pt"/>
    </style:style>
    <style:style style:name="P20" style:family="paragraph" style:parent-style-name="Table_20_Contents">
      <style:text-properties fo:font-size="11pt" officeooo:rsid="000a3b22" officeooo:paragraph-rsid="001df79e" style:font-size-asian="11pt" style:font-size-complex="11pt"/>
    </style:style>
    <style:style style:name="P21" style:family="paragraph" style:parent-style-name="Table_20_Contents">
      <style:text-properties fo:font-size="11pt" officeooo:rsid="000a3b22" officeooo:paragraph-rsid="002a49ce" style:font-size-asian="11pt" style:font-size-complex="11pt"/>
    </style:style>
    <style:style style:name="P22" style:family="paragraph" style:parent-style-name="Table_20_Contents">
      <style:text-properties fo:font-size="11pt" officeooo:rsid="0009fdf5" officeooo:paragraph-rsid="0009fdf5" style:font-size-asian="11pt" style:font-size-complex="11pt"/>
    </style:style>
    <style:style style:name="P23" style:family="paragraph" style:parent-style-name="Table_20_Contents">
      <style:text-properties fo:font-size="11pt" officeooo:rsid="0009fdf5" officeooo:paragraph-rsid="001c9e91" style:font-size-asian="11pt" style:font-size-complex="11pt"/>
    </style:style>
    <style:style style:name="P24" style:family="paragraph" style:parent-style-name="Table_20_Contents">
      <style:text-properties fo:font-size="11pt" officeooo:rsid="0009fdf5" officeooo:paragraph-rsid="0027d1c7" style:font-size-asian="11pt" style:font-size-complex="11pt"/>
    </style:style>
    <style:style style:name="P25" style:family="paragraph" style:parent-style-name="Table_20_Contents">
      <style:text-properties fo:font-size="11pt" officeooo:rsid="0009fdf5" officeooo:paragraph-rsid="00282e9f" style:font-size-asian="11pt" style:font-size-complex="11pt"/>
    </style:style>
    <style:style style:name="P26" style:family="paragraph" style:parent-style-name="Table_20_Contents">
      <style:text-properties fo:font-size="11pt" officeooo:rsid="0012d701" officeooo:paragraph-rsid="0012d701" style:font-size-asian="11pt" style:font-size-complex="11pt"/>
    </style:style>
    <style:style style:name="P27" style:family="paragraph" style:parent-style-name="Table_20_Contents">
      <style:text-properties fo:font-size="11pt" officeooo:rsid="001b78a5" officeooo:paragraph-rsid="001b78a5" style:font-size-asian="11pt" style:font-size-complex="11pt"/>
    </style:style>
    <style:style style:name="P28" style:family="paragraph" style:parent-style-name="Table_20_Contents">
      <style:text-properties fo:font-size="11pt" officeooo:rsid="001b78a5" officeooo:paragraph-rsid="001c9e91" style:font-size-asian="11pt" style:font-size-complex="11pt"/>
    </style:style>
    <style:style style:name="P29" style:family="paragraph" style:parent-style-name="Table_20_Contents">
      <style:text-properties fo:font-size="11pt" officeooo:rsid="001b78a5" officeooo:paragraph-rsid="0027d1c7" style:font-size-asian="11pt" style:font-size-complex="11pt"/>
    </style:style>
    <style:style style:name="P30" style:family="paragraph" style:parent-style-name="Table_20_Contents">
      <style:text-properties fo:font-size="11pt" officeooo:rsid="001b78a5" officeooo:paragraph-rsid="00282e9f" style:font-size-asian="11pt" style:font-size-complex="11pt"/>
    </style:style>
    <style:style style:name="P31" style:family="paragraph" style:parent-style-name="Table_20_Contents">
      <style:text-properties fo:font-size="11pt" officeooo:rsid="001c9e91" officeooo:paragraph-rsid="001c9e91" style:font-size-asian="11pt" style:font-size-complex="11pt"/>
    </style:style>
    <style:style style:name="P32" style:family="paragraph" style:parent-style-name="Table_20_Contents">
      <style:text-properties fo:font-size="11pt" officeooo:rsid="001c9e91" officeooo:paragraph-rsid="001da55b" style:font-size-asian="11pt" style:font-size-complex="11pt"/>
    </style:style>
    <style:style style:name="P33" style:family="paragraph" style:parent-style-name="Table_20_Contents">
      <style:text-properties fo:font-size="11pt" officeooo:rsid="001c9e91" officeooo:paragraph-rsid="0027d1c7" style:font-size-asian="11pt" style:font-size-complex="11pt"/>
    </style:style>
    <style:style style:name="P34" style:family="paragraph" style:parent-style-name="Table_20_Contents">
      <style:text-properties fo:font-size="11pt" officeooo:rsid="001da55b" officeooo:paragraph-rsid="001da55b" style:font-size-asian="11pt" style:font-size-complex="11pt"/>
    </style:style>
    <style:style style:name="P35" style:family="paragraph" style:parent-style-name="Table_20_Contents">
      <style:text-properties fo:font-size="11pt" officeooo:rsid="0027d1c7" officeooo:paragraph-rsid="0027d1c7" style:font-size-asian="11pt" style:font-size-complex="11pt"/>
    </style:style>
    <style:style style:name="P36" style:family="paragraph" style:parent-style-name="Table_20_Contents">
      <style:text-properties fo:font-size="11pt" officeooo:rsid="00282e9f" officeooo:paragraph-rsid="00282e9f" style:font-size-asian="11pt" style:font-size-complex="11pt"/>
    </style:style>
    <style:style style:name="P37" style:family="paragraph" style:parent-style-name="Table_20_Contents">
      <style:text-properties fo:font-size="11pt" officeooo:rsid="0028a8db" officeooo:paragraph-rsid="0028a8db" style:font-size-asian="11pt" style:font-size-complex="11pt"/>
    </style:style>
    <style:style style:name="P38" style:family="paragraph" style:parent-style-name="Standard">
      <style:paragraph-properties fo:break-before="page"/>
      <style:text-properties fo:font-size="11pt" officeooo:paragraph-rsid="0027d1c7" style:font-size-asian="11pt" style:font-size-complex="11pt"/>
    </style:style>
    <style:style style:name="P39" style:family="paragraph" style:parent-style-name="Standard" style:list-style-name="L4">
      <style:text-properties fo:color="#000000" loext:opacity="100%" style:font-name="Liberation Serif" fo:font-size="11pt" officeooo:rsid="00202547" officeooo:paragraph-rsid="00202547" style:font-size-asian="11pt" style:font-size-complex="11pt"/>
    </style:style>
    <style:style style:name="P40" style:family="paragraph" style:parent-style-name="Standard" style:list-style-name="L7">
      <style:text-properties fo:color="#000000" loext:opacity="100%" style:font-name="Liberation Serif" fo:font-size="11pt" officeooo:rsid="00202547" officeooo:paragraph-rsid="002a49ce" style:font-size-asian="11pt" style:font-size-complex="11pt"/>
    </style:style>
    <style:style style:name="P41" style:family="paragraph" style:parent-style-name="Standard" style:list-style-name="L7">
      <style:text-properties fo:color="#000000" loext:opacity="100%" style:font-name="Liberation Serif" fo:font-size="11pt" officeooo:rsid="00202547" officeooo:paragraph-rsid="00304cf7" style:font-size-asian="11pt" style:font-size-complex="11pt"/>
    </style:style>
    <style:style style:name="P42" style:family="paragraph" style:parent-style-name="Standard" style:list-style-name="L4">
      <style:text-properties fo:color="#000000" loext:opacity="100%" style:font-name="Liberation Serif" fo:font-size="11pt" officeooo:rsid="00213785" officeooo:paragraph-rsid="00213785" style:font-size-asian="11pt" style:font-size-complex="11pt"/>
    </style:style>
    <style:style style:name="P43" style:family="paragraph" style:parent-style-name="Standard" style:list-style-name="L7">
      <style:text-properties fo:color="#000000" loext:opacity="100%" style:font-name="Liberation Serif" fo:font-size="11pt" officeooo:rsid="00213785" officeooo:paragraph-rsid="002a49ce" style:font-size-asian="11pt" style:font-size-complex="11pt"/>
    </style:style>
    <style:style style:name="P44" style:family="paragraph" style:parent-style-name="Standard" style:list-style-name="L7">
      <style:text-properties fo:color="#000000" loext:opacity="100%" style:font-name="Liberation Serif" fo:font-size="11pt" officeooo:rsid="00213785" officeooo:paragraph-rsid="00304cf7" style:font-size-asian="11pt" style:font-size-complex="11pt"/>
    </style:style>
    <style:style style:name="P45" style:family="paragraph" style:parent-style-name="Standard" style:list-style-name="L4">
      <style:text-properties fo:color="#000000" loext:opacity="100%" style:font-name="Liberation Serif" fo:font-size="11pt" officeooo:rsid="00202547" officeooo:paragraph-rsid="00202547" style:font-size-asian="9.60000038146973pt" style:font-size-complex="11pt"/>
    </style:style>
    <style:style style:name="P46" style:family="paragraph" style:parent-style-name="Standard" style:list-style-name="L7">
      <style:text-properties fo:color="#000000" loext:opacity="100%" style:font-name="Liberation Serif" fo:font-size="11pt" officeooo:rsid="00202547" officeooo:paragraph-rsid="002a49ce" style:font-size-asian="9.60000038146973pt" style:font-size-complex="11pt"/>
    </style:style>
    <style:style style:name="P47" style:family="paragraph" style:parent-style-name="Standard" style:list-style-name="L7">
      <style:text-properties fo:color="#000000" loext:opacity="100%" style:font-name="Liberation Serif" fo:font-size="11pt" officeooo:rsid="00202547" officeooo:paragraph-rsid="00304cf7" style:font-size-asian="9.60000038146973pt" style:font-size-complex="11pt"/>
    </style:style>
    <style:style style:name="P48" style:family="paragraph" style:parent-style-name="Standard" style:list-style-name="L4">
      <style:text-properties fo:color="#000000" loext:opacity="100%" style:font-name="Liberation Serif" fo:font-size="11pt" officeooo:rsid="00213785" officeooo:paragraph-rsid="00213785" style:font-size-asian="9.60000038146973pt" style:font-size-complex="11pt"/>
    </style:style>
    <style:style style:name="P49" style:family="paragraph" style:parent-style-name="Standard" style:list-style-name="L7">
      <style:text-properties fo:color="#000000" loext:opacity="100%" style:font-name="Liberation Serif" fo:font-size="11pt" officeooo:rsid="00213785" officeooo:paragraph-rsid="002a49ce" style:font-size-asian="9.60000038146973pt" style:font-size-complex="11pt"/>
    </style:style>
    <style:style style:name="P50" style:family="paragraph" style:parent-style-name="Standard" style:list-style-name="L7">
      <style:text-properties fo:color="#000000" loext:opacity="100%" style:font-name="Liberation Serif" fo:font-size="11pt" officeooo:rsid="00213785" officeooo:paragraph-rsid="00304cf7" style:font-size-asian="9.60000038146973pt" style:font-size-complex="11pt"/>
    </style:style>
    <style:style style:name="P51" style:family="paragraph" style:parent-style-name="Standard" style:list-style-name="L7">
      <style:text-properties fo:color="#000000" loext:opacity="100%" style:font-name="Consolas" fo:font-size="10pt" officeooo:rsid="00202547" officeooo:paragraph-rsid="002a49ce" style:font-size-asian="10pt" style:font-size-complex="11pt"/>
    </style:style>
    <style:style style:name="P52" style:family="paragraph" style:parent-style-name="Standard" style:list-style-name="L7">
      <style:text-properties fo:color="#000000" loext:opacity="100%" style:font-name="Consolas" fo:font-size="10pt" officeooo:rsid="00202547" officeooo:paragraph-rsid="00304cf7" style:font-size-asian="10pt" style:font-size-complex="11pt"/>
    </style:style>
    <style:style style:name="P53" style:family="paragraph" style:parent-style-name="Standard">
      <style:text-properties fo:font-size="11pt" officeooo:rsid="0009fdf5" style:font-size-asian="11pt" style:font-size-complex="11pt"/>
    </style:style>
    <style:style style:name="P54" style:family="paragraph" style:parent-style-name="Standard">
      <style:text-properties fo:font-size="11pt" officeooo:rsid="0009fdf5" officeooo:paragraph-rsid="00304cf7" style:font-size-asian="11pt" style:font-size-complex="11pt"/>
    </style:style>
    <style:style style:name="P55" style:family="paragraph" style:parent-style-name="Standard">
      <style:text-properties fo:font-size="11pt" officeooo:paragraph-rsid="00304cf7" style:font-size-asian="11pt" style:font-size-complex="11pt"/>
    </style:style>
    <style:style style:name="P56" style:family="paragraph" style:parent-style-name="Standard">
      <style:text-properties fo:font-size="11pt" officeooo:paragraph-rsid="001c9e91" style:font-size-asian="11pt" style:font-size-complex="11pt"/>
    </style:style>
    <style:style style:name="P57" style:family="paragraph" style:parent-style-name="Standard">
      <style:paragraph-properties fo:break-before="page"/>
      <style:text-properties fo:font-size="11pt" officeooo:paragraph-rsid="00304cf7" style:font-size-asian="11pt" style:font-size-complex="11pt"/>
    </style:style>
    <style:style style:name="P58" style:family="paragraph" style:parent-style-name="Table_20_Contents" style:list-style-name="L1">
      <style:text-properties fo:font-size="11pt" officeooo:rsid="0005744e" officeooo:paragraph-rsid="0005744e" style:font-size-asian="11pt" style:font-size-complex="11pt"/>
    </style:style>
    <style:style style:name="P59" style:family="paragraph" style:parent-style-name="Table_20_Contents">
      <style:text-properties fo:font-size="11pt" officeooo:rsid="0005744e" officeooo:paragraph-rsid="00304cf7" style:font-size-asian="11pt" style:font-size-complex="11pt"/>
    </style:style>
    <style:style style:name="P60" style:family="paragraph" style:parent-style-name="Table_20_Contents" style:list-style-name="L1">
      <style:text-properties fo:font-size="11pt" officeooo:rsid="0012d701" officeooo:paragraph-rsid="0012d701" style:font-size-asian="11pt" style:font-size-complex="11pt"/>
    </style:style>
    <style:style style:name="P61" style:family="paragraph" style:parent-style-name="Table_20_Contents" style:list-style-name="L1">
      <style:text-properties fo:font-size="11pt" officeooo:rsid="000718d6" officeooo:paragraph-rsid="000718d6" style:font-size-asian="11pt" style:font-size-complex="11pt"/>
    </style:style>
    <style:style style:name="P62" style:family="paragraph" style:parent-style-name="Table_20_Contents" style:list-style-name="L1">
      <style:text-properties fo:font-size="11pt" officeooo:rsid="00087ba9" officeooo:paragraph-rsid="00087ba9" style:font-size-asian="11pt" style:font-size-complex="11pt"/>
    </style:style>
    <style:style style:name="P63" style:family="paragraph" style:parent-style-name="Table_20_Contents">
      <style:text-properties fo:font-size="11pt" officeooo:rsid="00087ba9" officeooo:paragraph-rsid="00304cf7" style:font-size-asian="11pt" style:font-size-complex="11pt"/>
    </style:style>
    <style:style style:name="P64" style:family="paragraph" style:parent-style-name="Table_20_Contents" style:list-style-name="L1">
      <style:text-properties fo:font-size="11pt" officeooo:rsid="000a3b22" officeooo:paragraph-rsid="000a3b22" style:font-size-asian="11pt" style:font-size-complex="11pt"/>
    </style:style>
    <style:style style:name="P65" style:family="paragraph" style:parent-style-name="Table_20_Contents">
      <style:text-properties fo:font-size="11pt" officeooo:rsid="000a3b22" officeooo:paragraph-rsid="00304cf7" style:font-size-asian="11pt" style:font-size-complex="11pt"/>
    </style:style>
    <style:style style:name="P66" style:family="paragraph" style:parent-style-name="Table_20_Contents" style:list-style-name="L2">
      <style:text-properties fo:font-size="11pt" officeooo:rsid="0009fdf5" officeooo:paragraph-rsid="0009fdf5" style:font-size-asian="11pt" style:font-size-complex="11pt"/>
    </style:style>
    <style:style style:name="P67" style:family="paragraph" style:parent-style-name="Table_20_Contents">
      <style:text-properties fo:font-size="11pt" officeooo:rsid="0009fdf5" officeooo:paragraph-rsid="0027d1c7" style:font-size-asian="11pt" style:font-size-complex="11pt"/>
    </style:style>
    <style:style style:name="P68" style:family="paragraph" style:parent-style-name="Table_20_Contents">
      <style:text-properties fo:font-size="11pt" officeooo:rsid="0009fdf5" officeooo:paragraph-rsid="00304cf7" style:font-size-asian="11pt" style:font-size-complex="11pt"/>
    </style:style>
    <style:style style:name="P69" style:family="paragraph" style:parent-style-name="Table_20_Contents" style:list-style-name="L3">
      <style:text-properties fo:font-size="11pt" officeooo:rsid="001c9e91" officeooo:paragraph-rsid="001c9e91" style:font-size-asian="11pt" style:font-size-complex="11pt"/>
    </style:style>
    <style:style style:name="P70" style:family="paragraph" style:parent-style-name="Table_20_Contents" style:list-style-name="L3">
      <style:text-properties fo:font-size="11pt" officeooo:rsid="001c9e91" officeooo:paragraph-rsid="00304cf7" style:font-size-asian="11pt" style:font-size-complex="11pt"/>
    </style:style>
    <style:style style:name="P71" style:family="paragraph" style:parent-style-name="Table_20_Contents" style:list-style-name="L5">
      <style:text-properties fo:font-size="11pt" officeooo:rsid="001c9e91" officeooo:paragraph-rsid="0027d1c7" style:font-size-asian="11pt" style:font-size-complex="11pt"/>
    </style:style>
    <style:style style:name="P72" style:family="paragraph" style:parent-style-name="Table_20_Contents">
      <style:text-properties fo:font-size="11pt" officeooo:rsid="001c9e91" officeooo:paragraph-rsid="0027d1c7" style:font-size-asian="11pt" style:font-size-complex="11pt"/>
    </style:style>
    <style:style style:name="P73" style:family="paragraph" style:parent-style-name="Table_20_Contents">
      <style:text-properties fo:font-size="11pt" officeooo:rsid="001c9e91" officeooo:paragraph-rsid="00304cf7" style:font-size-asian="11pt" style:font-size-complex="11pt"/>
    </style:style>
    <style:style style:name="P74" style:family="paragraph" style:parent-style-name="Table_20_Contents" style:list-style-name="L4">
      <style:text-properties fo:font-size="11pt" officeooo:rsid="001df79e" officeooo:paragraph-rsid="001df79e" style:font-size-asian="11pt" style:font-size-complex="11pt"/>
    </style:style>
    <style:style style:name="P75" style:family="paragraph" style:parent-style-name="Table_20_Contents" style:list-style-name="L7">
      <style:text-properties fo:font-size="11pt" officeooo:rsid="001df79e" officeooo:paragraph-rsid="002a49ce" style:font-size-asian="11pt" style:font-size-complex="11pt"/>
    </style:style>
    <style:style style:name="P76" style:family="paragraph" style:parent-style-name="Table_20_Contents" style:list-style-name="L7">
      <style:text-properties fo:font-size="11pt" officeooo:rsid="001df79e" officeooo:paragraph-rsid="00304cf7" style:font-size-asian="11pt" style:font-size-complex="11pt"/>
    </style:style>
    <style:style style:name="P77" style:family="paragraph" style:parent-style-name="Table_20_Contents" style:list-style-name="L4">
      <style:text-properties fo:font-size="11pt" officeooo:rsid="00202547" officeooo:paragraph-rsid="00202547" style:font-size-asian="11pt" style:font-size-complex="11pt"/>
    </style:style>
    <style:style style:name="P78" style:family="paragraph" style:parent-style-name="Table_20_Contents" style:list-style-name="L7">
      <style:text-properties fo:font-size="11pt" officeooo:rsid="00202547" officeooo:paragraph-rsid="002a49ce" style:font-size-asian="11pt" style:font-size-complex="11pt"/>
    </style:style>
    <style:style style:name="P79" style:family="paragraph" style:parent-style-name="Table_20_Contents" style:list-style-name="L7">
      <style:text-properties fo:font-size="11pt" officeooo:rsid="00202547" officeooo:paragraph-rsid="00304cf7" style:font-size-asian="11pt" style:font-size-complex="11pt"/>
    </style:style>
    <style:style style:name="P80" style:family="paragraph" style:parent-style-name="Table_20_Contents" style:list-style-name="L6">
      <style:text-properties fo:font-size="11pt" officeooo:rsid="00282e9f" officeooo:paragraph-rsid="00282e9f" style:font-size-asian="11pt" style:font-size-complex="11pt"/>
    </style:style>
    <style:style style:name="P81" style:family="paragraph" style:parent-style-name="Table_20_Contents" style:list-style-name="L6">
      <style:text-properties fo:font-size="11pt" officeooo:rsid="0028a8db" officeooo:paragraph-rsid="0028a8db" style:font-size-asian="11pt" style:font-size-complex="11pt"/>
    </style:style>
    <style:style style:name="P82" style:family="paragraph" style:parent-style-name="Table_20_Contents">
      <style:text-properties fo:font-size="11pt" officeooo:rsid="0027d1c7" officeooo:paragraph-rsid="0027d1c7" style:font-size-asian="11pt" style:font-size-complex="11pt"/>
    </style:style>
    <style:style style:name="P83" style:family="paragraph" style:parent-style-name="Table_20_Contents">
      <style:text-properties fo:font-size="11pt" officeooo:rsid="001b78a5" officeooo:paragraph-rsid="0027d1c7" style:font-size-asian="11pt" style:font-size-complex="11pt"/>
    </style:style>
    <style:style style:name="P84" style:family="paragraph" style:parent-style-name="Table_20_Contents">
      <style:text-properties fo:font-size="11pt" officeooo:rsid="001b78a5" officeooo:paragraph-rsid="00304cf7" style:font-size-asian="11pt" style:font-size-complex="11pt"/>
    </style:style>
    <style:style style:name="P85" style:family="paragraph" style:parent-style-name="Table_20_Contents">
      <style:text-properties fo:font-size="11pt" officeooo:rsid="001da55b" officeooo:paragraph-rsid="00304cf7" style:font-size-asian="11pt" style:font-size-complex="11pt"/>
    </style:style>
    <style:style style:name="P86" style:family="paragraph" style:parent-style-name="Table_20_Contents" style:list-style-name="L7">
      <style:text-properties officeooo:paragraph-rsid="002a49ce"/>
    </style:style>
    <style:style style:name="P87" style:family="paragraph" style:parent-style-name="Table_20_Contents" style:list-style-name="L7">
      <style:text-properties officeooo:paragraph-rsid="00304cf7"/>
    </style:style>
    <style:style style:name="T1" style:family="text">
      <style:text-properties officeooo:rsid="0012d701"/>
    </style:style>
    <style:style style:name="T2" style:family="text">
      <style:text-properties officeooo:rsid="001421db"/>
    </style:style>
    <style:style style:name="T3" style:family="text">
      <style:text-properties officeooo:rsid="001824be"/>
    </style:style>
    <style:style style:name="T4" style:family="text">
      <style:text-properties officeooo:rsid="001b78a5"/>
    </style:style>
    <style:style style:name="T5" style:family="text">
      <style:text-properties officeooo:rsid="001c9e91"/>
    </style:style>
    <style:style style:name="T6" style:family="text">
      <style:text-properties officeooo:rsid="001d61af"/>
    </style:style>
    <style:style style:name="T7" style:family="text">
      <style:text-properties officeooo:rsid="001da55b"/>
    </style:style>
    <style:style style:name="T8" style:family="text">
      <style:text-properties officeooo:rsid="001df79e"/>
    </style:style>
    <style:style style:name="T9" style:family="text">
      <style:text-properties officeooo:rsid="00213785"/>
    </style:style>
    <style:style style:name="T10" style:family="text">
      <style:text-properties officeooo:rsid="0027d1c7"/>
    </style:style>
    <style:style style:name="T11" style:family="text">
      <style:text-properties style:text-underline-style="solid" style:text-underline-width="auto" style:text-underline-color="font-color" officeooo:rsid="0027d1c7"/>
    </style:style>
    <style:style style:name="T12" style:family="text">
      <style:text-properties officeooo:rsid="002a49ce"/>
    </style:style>
    <style:style style:name="T13" style:family="text">
      <style:text-properties fo:font-size="11pt" officeooo:rsid="001df79e" style:font-size-asian="11pt" style:font-size-complex="11pt"/>
    </style:style>
    <style:style style:name="T14" style:family="text">
      <style:text-properties fo:font-size="11pt" officeooo:rsid="002a49ce" style:font-size-asian="11pt" style:font-size-complex="11pt"/>
    </style:style>
    <style:style style:name="T15" style:family="text">
      <style:text-properties officeooo:rsid="002e095c"/>
    </style:style>
    <style:style style:name="T16" style:family="text">
      <style:text-properties officeooo:rsid="002e701d"/>
    </style:style>
    <style:style style:name="T17" style:family="text">
      <style:text-properties officeooo:rsid="00304cf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row table:style-name="TableLine2222042130816">
          <table:table-cell table:style-name="Table3.A1" office:value-type="string">
            <text:p text:style-name="P24">Nome</text:p>
          </table:table-cell>
          <table:table-cell table:style-name="Table3.B1" office:value-type="string">
            <text:p text:style-name="P35">Scelta Utente</text:p>
          </table:table-cell>
        </table:table-row>
        <table:table-row table:style-name="TableLine2222042139248">
          <table:table-cell table:style-name="Table3.A2" office:value-type="string">
            <text:p text:style-name="P24">Attore </text:p>
          </table:table-cell>
          <table:table-cell table:style-name="Table3.B2" office:value-type="string">
            <text:p text:style-name="P35">Utente</text:p>
          </table:table-cell>
        </table:table-row>
        <table:table-row table:style-name="TableLine2222042140336">
          <table:table-cell table:style-name="Table3.A2" office:value-type="string">
            <text:p text:style-name="P24">Scenario principale</text:p>
          </table:table-cell>
          <table:table-cell table:style-name="Table3.B2" office:value-type="string">
            <text:list xml:id="list1209888533" text:style-name="L5">
              <text:list-item>
                <text:p text:style-name="P71">Il siste<text:span text:style-name="T10">ma chiede all’utente il tipo di operazioni che vuole fare</text:span>.</text:p>
              </text:list-item>
              <text:list-item>
                <text:p text:style-name="P71"><text:span text:style-name="T10">L’utente sceglie la modalità configuratore</text:span>.</text:p>
              </text:list-item>
              <text:list-item>
                <text:p text:style-name="P71">&lt;&lt;<text:span text:style-name="T10">include&gt;&gt; </text:span><text:span text:style-name="T11">Scelta Operazione</text:span><text:span text:style-name="T10">.</text:span></text:p>
              </text:list-item>
            </text:list>
          </table:table-cell>
        </table:table-row>
        <table:table-row table:style-name="TableLine2222042140608">
          <table:table-cell table:style-name="Table3.A2" office:value-type="string">
            <text:p text:style-name="P29">Scenario</text:p>
            <text:p text:style-name="P29">alternativo</text:p>
          </table:table-cell>
          <table:table-cell table:style-name="Table3.B2" office:value-type="string">
            <text:p text:style-name="P33">2a1.<text:span text:style-name="T10">L’utente sceglie la modalità fruitore.</text:span></text:p>
            <text:p text:style-name="P33">2<text:span text:style-name="T10">a2</text:span>.&lt;&lt;<text:span text:style-name="T10">include&gt;&gt; Operazioni Fruitore.</text:span></text:p>
          </table:table-cell>
        </table:table-row>
        <table:table-row table:style-name="TableLine2222042140880">
          <table:table-cell table:style-name="Table3.A2" office:value-type="string">
            <text:p text:style-name="P26">Scenario</text:p>
            <text:p text:style-name="P26">alternativo</text:p>
          </table:table-cell>
          <table:table-cell table:style-name="Table3.B2" office:value-type="string">
            <text:p text:style-name="P26">5a2.Precondizione: il configuratore sceglie di inserire altri elementi.</text:p>
            <text:p text:style-name="P26">Torna al punto 2.</text:p>
          </table:table-cell>
        </table:table-row>
        <table:table-row table:style-name="TableLine2222042131360">
          <table:table-cell table:style-name="Table3.A2" office:value-type="string">
            <text:p text:style-name="P12">Scenario alternativo</text:p>
          </table:table-cell>
          <table:table-cell table:style-name="Table3.B2" office:value-type="string">
            <text:p text:style-name="P12">6a1. Precondizione: il configuratore non salva la rete.</text:p>
            <text:p text:style-name="P12">&lt;&lt;<text:span text:style-name="T3">include&gt;&gt; “Scelta Operazione” ( ritorna al menù principale).</text:span></text:p>
          </table:table-cell>
        </table:table-row>
        <table:table-row table:style-name="TableLine2222042141152">
          <table:table-cell table:style-name="Table3.A2" office:value-type="string">
            <text:p text:style-name="P19">Scenario alternativo</text:p>
          </table:table-cell>
          <table:table-cell table:style-name="Table3.B2" office:value-type="string">
            <text:p text:style-name="P19">7a1. Precondizione: la rete salvata è già presente.</text:p>
            <text:p text:style-name="P19">Il sistema avvisa all’utente che la rete che sta salvando è già presente.</text:p>
            <text:p text:style-name="P13">&lt;&lt;<text:span text:style-name="T3">include&gt;&gt; “Scelta Operazione” ( ritorna al menù principale).</text:span></text:p>
          </table:table-cell>
        </table:table-row>
      </table:table>
      <text:p text:style-name="P53"/>
      <text:p text:style-name="P54"/>
      <table:table table:name="Tabella1" table:style-name="Tabella1">
        <table:table-column table:style-name="Tabella1.A"/>
        <table:table-column table:style-name="Tabella1.B"/>
        <table:table-row table:style-name="TableLine2222042224656">
          <table:table-cell table:style-name="Tabella1.A1" office:value-type="string">
            <text:p text:style-name="P68">Nome</text:p>
          </table:table-cell>
          <table:table-cell table:style-name="Tabella1.B1" office:value-type="string">
            <text:p text:style-name="P73">Scelta Operazione </text:p>
          </table:table-cell>
        </table:table-row>
        <table:table-row table:style-name="TableLine2222042227648">
          <table:table-cell table:style-name="Tabella1.A2" office:value-type="string">
            <text:p text:style-name="P68">Attore </text:p>
          </table:table-cell>
          <table:table-cell table:style-name="Tabella1.B2" office:value-type="string">
            <text:p text:style-name="P68">Configuratore</text:p>
          </table:table-cell>
        </table:table-row>
        <table:table-row table:style-name="TableLine2222042226288">
          <table:table-cell table:style-name="Tabella1.A2" office:value-type="string">
            <text:p text:style-name="P68">Scenario principale</text:p>
          </table:table-cell>
          <table:table-cell table:style-name="Tabella1.B2" office:value-type="string">
            <text:list xml:id="list2074416073" text:style-name="L3">
              <text:list-item>
                <text:p text:style-name="P70">Il sistema mostra le opzioni.</text:p>
              </text:list-item>
              <text:list-item>
                <text:p text:style-name="P70">Il configuratore sceglie di configurare una rete.</text:p>
              </text:list-item>
            </text:list>
          </table:table-cell>
        </table:table-row>
        <table:table-row table:style-name="TableLine2222042225472">
          <table:table-cell table:style-name="Tabella1.A2" office:value-type="string">
            <text:p text:style-name="P84">Scenario</text:p>
            <text:p text:style-name="P84">alternativo</text:p>
          </table:table-cell>
          <table:table-cell table:style-name="Tabella1.B2" office:value-type="string">
            <text:p text:style-name="P73">2a1.Precondizione: Il configuratore sceglie di configurare una rete di petri.</text:p>
            <text:p text:style-name="P63">&lt;&lt;<text:span text:style-name="T3">include&gt;&gt; “</text:span><text:span text:style-name="T5">Configura rete di Petri</text:span><text:span text:style-name="T3">”.</text:span></text:p>
            <text:p text:style-name="P73">2b1.Precondizione: Il configuratore sceglie di configurare una rete di petri con priorità.</text:p>
            <text:p text:style-name="P63">&lt;&lt;<text:span text:style-name="T3">include&gt;&gt; “</text:span><text:span text:style-name="T5">Configura rete di Petr</text:span><text:span text:style-name="T6">i con priorità”</text:span></text:p>
            <text:p text:style-name="P73">2<text:span text:style-name="T7">c</text:span>1.Precondizione: Il configuratore sceglie di <text:span text:style-name="T7">visualizzare le reti presenti</text:span>.</text:p>
            <text:p text:style-name="P63">&lt;&lt;<text:span text:style-name="T3">include&gt;&gt; “</text:span><text:span text:style-name="T7">Visualizza reti</text:span><text:span text:style-name="T6">”</text:span></text:p>
            <text:p text:style-name="P85">2d1.Precondizione:Il configuratore chiude il programma.</text:p>
          </table:table-cell>
        </table:table-row>
      </table:table>
      <text:p text:style-name="P55"/>
      <text:p text:style-name="P55"/>
      <text:p text:style-name="P55"/>
      <text:p text:style-name="P55"/>
      <text:p text:style-name="P55"/>
      <table:table table:name="Table2" table:style-name="Table2">
        <table:table-column table:style-name="Table2.A"/>
        <table:table-column table:style-name="Table2.B"/>
        <table:table-row table:style-name="TableLine2222042141424">
          <table:table-cell table:style-name="Table2.A1" office:value-type="string">
            <text:p text:style-name="P22">Nome</text:p>
          </table:table-cell>
          <table:table-cell table:style-name="Table2.B1" office:value-type="string">
            <text:p text:style-name="P22">Visualizzazione reti salvate</text:p>
          </table:table-cell>
        </table:table-row>
        <table:table-row table:style-name="TableLine2222042129184">
          <table:table-cell table:style-name="Table2.A2" office:value-type="string">
            <text:p text:style-name="P22">Attore </text:p>
          </table:table-cell>
          <table:table-cell table:style-name="Table2.B2" office:value-type="string">
            <text:p text:style-name="P22">Configuratore</text:p>
          </table:table-cell>
        </table:table-row>
        <table:table-row table:style-name="TableLine2222042148768">
          <table:table-cell table:style-name="Table2.A2" office:value-type="string">
            <text:p text:style-name="P22">Scenario principale</text:p>
          </table:table-cell>
          <table:table-cell table:style-name="Table2.B2" office:value-type="string">
            <text:list xml:id="list3701088424" text:style-name="L2">
              <text:list-item>
                <text:p text:style-name="P66">Il sistema mostra al configuratore una lista con i nomi delle varie reti salvate.</text:p>
              </text:list-item>
              <text:list-item>
                <text:p text:style-name="P66">Il configuratore sceglie la rete da visualizzare <text:span text:style-name="T4">indicando il nome della rete.</text:span></text:p>
              </text:list-item>
              <text:list-item>
                <text:p text:style-name="P66">Il sistema visualizza la rete.</text:p>
              </text:list-item>
            </text:list>
          </table:table-cell>
        </table:table-row>
        <table:table-row table:style-name="TableLine2222042154480">
          <table:table-cell table:style-name="Table2.A2" office:value-type="string">
            <text:p text:style-name="P27">Scenario</text:p>
            <text:p text:style-name="P27">alternativo</text:p>
          </table:table-cell>
          <table:table-cell table:style-name="Table2.B2" office:value-type="string">
            <text:p text:style-name="P27">1a1. Precondizione: Non ci sono reti salvate da poter visualizzare.</text:p>
            <text:p text:style-name="P14">&lt;&lt;<text:span text:style-name="T3">include&gt;&gt; “Scelta Operazione” ( ritorna al menù principale).</text:span></text:p>
          </table:table-cell>
        </table:table-row>
      </table:table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/>
      <table:table table:name="Tabella2" table:style-name="Tabella2">
        <table:table-column table:style-name="Tabella2.A"/>
        <table:table-column table:style-name="Tabella2.B"/>
        <table:table-row table:style-name="TableLine2222042153664">
          <table:table-cell table:style-name="Tabella2.A1" office:value-type="string">
            <text:p text:style-name="P10">Nome</text:p>
          </table:table-cell>
          <table:table-cell table:style-name="Tabella2.B1" office:value-type="string">
            <text:p text:style-name="P10">Descri<text:span text:style-name="T16">zione</text:span> nuova rete <text:span text:style-name="T8">di Petri</text:span></text:p>
          </table:table-cell>
        </table:table-row>
        <table:table-row table:style-name="TableLine2222042154208">
          <table:table-cell table:style-name="Tabella2.A2" office:value-type="string">
            <text:p text:style-name="P10">Attore</text:p>
          </table:table-cell>
          <table:table-cell table:style-name="Tabella2.B2" office:value-type="string">
            <text:p text:style-name="P10">Configuratore</text:p>
          </table:table-cell>
        </table:table-row>
        <table:table-row table:style-name="TableLine2222042150128">
          <table:table-cell table:style-name="Tabella2.A2" office:value-type="string">
            <text:p text:style-name="P10">Scenario principale</text:p>
          </table:table-cell>
          <table:table-cell table:style-name="Tabella2.B2" office:value-type="string">
            <text:list xml:id="list129030236" text:style-name="L4">
              <text:list-item>
                <text:p text:style-name="P74">Visualizza le reti salvate. -</text:p>
              </text:list-item>
              <text:list-item>
                <text:p text:style-name="P74">Il sistema chiede il nome di una rete esistente. -</text:p>
              </text:list-item>
              <text:list-item>
                <text:p text:style-name="P74">Il sistema chiede il nome della rete di Petri. -</text:p>
              </text:list-item>
              <text:list-item>
                <text:p text:style-name="P74">Il sistema avvisa il configuratore di avere inizializzato la rete con valori di default(marcatura=0 e peso=1). -</text:p>
              </text:list-item>
              <text:list-item>
                <text:p text:style-name="P77">Il sistema presenta un menù: </text:p>
                <text:list>
                  <text:list-item>
                    <text:p text:style-name="P39">Modifica valori delle marcature dei posti</text:p>
                  </text:list-item>
                  <text:list-item>
                    <text:p text:style-name="P39">Modifica valori delle relazioni di flusso</text:p>
                  </text:list-item>
                  <text:list-item>
                    <text:p text:style-name="P39">Visualizza rete di Petri</text:p>
                  </text:list-item>
                  <text:list-item>
                    <text:p text:style-name="P39">Salva la rete di Petri</text:p>
                  </text:list-item>
                  <text:list-item>
                    <text:p text:style-name="P42">Non salvare e torna al menù principale</text:p>
                  </text:list-item>
                </text:list>
              </text:list-item>
            </text:list>
            <text:p text:style-name="P6"/>
            <text:list xml:id="list173749366292223" text:continue-numbering="true" text:style-name="L4">
              <text:list-item>
                <text:p text:style-name="P45">Il configuratore sceglia la prima opzione.</text:p>
              </text:list-item>
              <text:list-item>
                <text:p text:style-name="P45">Il sistema presenta la lista dei posti presenti con le marcature attuali.</text:p>
              </text:list-item>
              <text:list-item>
                <text:p text:style-name="P45">Il sistema chiede il nome del posto.</text:p>
              </text:list-item>
              <text:list-item>
                <text:p text:style-name="P45">Il sistema chiede il valore della nuova marcatura.</text:p>
              </text:list-item>
              <text:list-item>
                <text:p text:style-name="P45">Il sistema ripropone il punto 5.</text:p>
              </text:list-item>
              <text:list-item>
                <text:p text:style-name="P45">Il configuratore sceglie la seconda opzione.</text:p>
              </text:list-item>
              <text:list-item>
                <text:p text:style-name="P45">Il sistema presenta le relazioni di flusso presenti con i pesi attuali.</text:p>
              </text:list-item>
              <text:list-item>
                <text:p text:style-name="P45">Il s<text:span text:style-name="T9">istema chiede di inserire il nome della relazione di flusso(nome → nome)</text:span></text:p>
              </text:list-item>
              <text:list-item>
                <text:p text:style-name="P48">Il sistema chiede di inserire il nuovo peso per la relazione di flusso.</text:p>
              </text:list-item>
              <text:list-item>
                <text:p text:style-name="P48">Il sistema ripropone il punto 5.</text:p>
              </text:list-item>
              <text:list-item>
                <text:p text:style-name="P48">Il configuratore sceglie di salvare la rete di Petri.</text:p>
              </text:list-item>
              <text:list-item>
                <text:p text:style-name="P48">Il sistema salva la rete di Petri.</text:p>
              </text:list-item>
            </text:list>
          </table:table-cell>
        </table:table-row>
        <table:table-row table:style-name="TableLine2222042158560">
          <table:table-cell table:style-name="Tabella2.A2" office:value-type="string">
            <text:p text:style-name="P17">Scenario alternativo</text:p>
          </table:table-cell>
          <table:table-cell table:style-name="Tabella2.B2" office:value-type="string">
            <text:p text:style-name="P17"><text:span text:style-name="T9">1</text:span>6a1. Precondizione: il configuratore non salva la rete.</text:p>
            <text:p text:style-name="P17">&lt;&lt;<text:span text:style-name="T3">include&gt;&gt; “Scelta Operazione” ( ritorna al menù principale).</text:span></text:p>
          </table:table-cell>
        </table:table-row>
        <table:table-row table:style-name="TableLine2222042148496">
          <table:table-cell table:style-name="Tabella2.A2" office:value-type="string">
            <text:p text:style-name="P20">Scenario alternativo</text:p>
          </table:table-cell>
          <table:table-cell table:style-name="Tabella2.B2" office:value-type="string">
            <text:p text:style-name="P20"><text:span text:style-name="T9">1</text:span>7a1. Precondizione: la rete salvata è già presente.</text:p>
            <text:p text:style-name="P20">Il sistema avvisa all’utente che la rete che sta salvando è già presente.</text:p>
            <text:p text:style-name="P17">&lt;&lt;<text:span text:style-name="T3">include&gt;&gt; “Scelta Operazione” ( ritorna al menù principale).</text:span></text:p>
          </table:table-cell>
        </table:table-row>
      </table:table>
      <text:p text:style-name="P7"/>
      <text:p text:style-name="P4"/>
      <text:p text:style-name="P38"/>
      <text:p text:style-name="P4"/>
      <text:p text:style-name="P4"/>
      <text:p text:style-name="P4"/>
      <text:p text:style-name="P5"/>
      <table:table table:name="Tabella4" table:style-name="Tabella4">
        <table:table-column table:style-name="Tabella4.A"/>
        <table:table-column table:style-name="Tabella4.B"/>
        <table:table-row table:style-name="TableLine2222042157472">
          <table:table-cell table:style-name="Tabella4.A1" office:value-type="string">
            <text:p text:style-name="P25">Nome</text:p>
          </table:table-cell>
          <table:table-cell table:style-name="Tabella4.B1" office:value-type="string">
            <text:p text:style-name="P36">Operazioni Fruitore</text:p>
          </table:table-cell>
        </table:table-row>
        <table:table-row table:style-name="TableLine2222042159104">
          <table:table-cell table:style-name="Tabella4.A2" office:value-type="string">
            <text:p text:style-name="P25">Attore </text:p>
          </table:table-cell>
          <table:table-cell table:style-name="Tabella4.B2" office:value-type="string">
            <text:p text:style-name="P36">Fruitore</text:p>
          </table:table-cell>
        </table:table-row>
        <table:table-row table:style-name="TableLine2222042152576">
          <table:table-cell table:style-name="Tabella4.A2" office:value-type="string">
            <text:p text:style-name="P25">Scenario principale</text:p>
          </table:table-cell>
          <table:table-cell table:style-name="Tabella4.B2" office:value-type="string">
            <text:list xml:id="list2824989543" text:style-name="L6">
              <text:list-item>
                <text:p text:style-name="P80">Il sistema mostra le reti di petri disponibili alla simulazione.</text:p>
              </text:list-item>
              <text:list-item>
                <text:p text:style-name="P80">Il fruitore sceglie la rete desiderata.</text:p>
              </text:list-item>
              <text:list-item>
                <text:p text:style-name="P80">Il sistema inizia la simulazione.</text:p>
              </text:list-item>
              <text:list-item>
                <text:p text:style-name="P81">Il sistema mostra la transizione che è scattata e la uova marcatura raggiunta.</text:p>
              </text:list-item>
              <text:list-item>
                <text:p text:style-name="P81">L’utente decide di stoppare la simulazione.</text:p>
              </text:list-item>
              <text:list-item>
                <text:p text:style-name="P81">Il sistema ritorna al punto 1.</text:p>
              </text:list-item>
            </text:list>
          </table:table-cell>
        </table:table-row>
        <table:table-row table:style-name="TableLine2222042162368">
          <table:table-cell table:style-name="Tabella4.A2" office:value-type="string">
            <text:p text:style-name="P30">Scenario</text:p>
            <text:p text:style-name="P30">alternativo</text:p>
          </table:table-cell>
          <table:table-cell table:style-name="Tabella4.B2" office:value-type="string">
            <text:p text:style-name="P37">4a1.Precondizione: esistono più transizioni abilitate.</text:p>
            <text:p text:style-name="P37">4a1.Il sistema elenca le transizioni abilitate.</text:p>
            <text:p text:style-name="P37">4a2.Il fruitore sceglie una delle transizioni.</text:p>
            <text:p text:style-name="P37">4a2.Postcondizione: la transizione scatta e la marcatura viene modificata.</text:p>
            <text:p text:style-name="P37"/>
          </table:table-cell>
        </table:table-row>
        <table:table-row table:style-name="TableLine2222042156384">
          <table:table-cell table:style-name="Tabella4.A2" office:value-type="string">
            <text:p text:style-name="P37">Scenario</text:p>
            <text:p text:style-name="P37">alternativo</text:p>
          </table:table-cell>
          <table:table-cell table:style-name="Tabella4.B2" office:value-type="string">
            <text:p text:style-name="P37">4b1.Precondizione:Non esiste alcuna transizione abilitata(Blocco critico).</text:p>
            <text:p text:style-name="P37">4b1.Il sistema mostra all’utente che si è raggiunto un blocco critico e torna al punto 1.</text:p>
          </table:table-cell>
        </table:table-row>
        <table:table-row table:style-name="TableLine2222042159648">
          <table:table-cell table:style-name="Tabella4.A2" office:value-type="string">
            <text:p text:style-name="P37">Scenario</text:p>
            <text:p text:style-name="P37">alternativo</text:p>
          </table:table-cell>
          <table:table-cell table:style-name="Tabella4.B2" office:value-type="string">
            <text:p text:style-name="P37">5a1.Il fruitore decide di continuare la simulazione e torna al punto 4.</text:p>
          </table:table-cell>
        </table:table-row>
      </table:table>
      <text:p text:style-name="P5"><text:tab/></text:p>
      <text:p text:style-name="P55"/>
      <table:table table:name="Tabella3" table:style-name="Tabella3">
        <table:table-column table:style-name="Tabella3.A"/>
        <table:table-column table:style-name="Tabella3.B"/>
        <table:table-row table:style-name="TableLine2222042252400">
          <table:table-cell table:style-name="Tabella3.A1" office:value-type="string">
            <text:p text:style-name="P59">Nome</text:p>
          </table:table-cell>
          <table:table-cell table:style-name="Tabella3.B1" office:value-type="string">
            <text:p text:style-name="P59">Descri<text:span text:style-name="T17">zione</text:span> nuova rete <text:span text:style-name="T8">di Petri </text:span><text:span text:style-name="T12">con priorità</text:span></text:p>
          </table:table-cell>
        </table:table-row>
        <table:table-row table:style-name="TableLine2222042251312">
          <table:table-cell table:style-name="Tabella3.A2" office:value-type="string">
            <text:p text:style-name="P59">Attore</text:p>
          </table:table-cell>
          <table:table-cell table:style-name="Tabella3.B2" office:value-type="string">
            <text:p text:style-name="P59">Configuratore</text:p>
          </table:table-cell>
        </table:table-row>
        <table:table-row table:style-name="TableLine2222042277968">
          <table:table-cell table:style-name="Tabella3.A2" office:value-type="string">
            <text:p text:style-name="P59">Scenario principale</text:p>
          </table:table-cell>
          <table:table-cell table:style-name="Tabella3.B2" office:value-type="string">
            <text:list xml:id="list146903703" text:style-name="L7">
              <text:list-item>
                <text:p text:style-name="P87"><text:span text:style-name="T13">Visualizza le reti </text:span><text:span text:style-name="T14">di Petri salvate</text:span><text:span text:style-name="T13">. </text:span></text:p>
              </text:list-item>
              <text:list-item>
                <text:p text:style-name="P76">Il sistema chiede il nome di una rete <text:span text:style-name="T12">di Petri</text:span> esistente. </text:p>
              </text:list-item>
              <text:list-item>
                <text:p text:style-name="P76">Il sistema chiede il nome della rete di Petri <text:span text:style-name="T12">con priorità</text:span>. </text:p>
              </text:list-item>
              <text:list-item>
                <text:p text:style-name="P76">Il sistema avvisa il configuratore di avere inizializzato la rete con valori di default(<text:span text:style-name="T12">priorità</text:span>=1). </text:p>
              </text:list-item>
              <text:list-item>
                <text:p text:style-name="P79">Il sistema presenta un menù: </text:p>
                <text:list>
                  <text:list-item>
                    <text:p text:style-name="P41"><text:bookmark-start text:name="__DdeLink__421_3668981261"/>Modifica valori delle <text:span text:style-name="T12">priorità</text:span></text:p>
                  </text:list-item>
                  <text:list-item>
                    <text:p text:style-name="P41">Visualizza <text:span text:style-name="T12">la </text:span>rete di Petri <text:span text:style-name="T12">con priorità che si sta modificando</text:span></text:p>
                  </text:list-item>
                  <text:list-item>
                    <text:p text:style-name="P41">Salva la rete di Petri <text:span text:style-name="T12">con priorità</text:span></text:p>
                  </text:list-item>
                  <text:list-item>
                    <text:p text:style-name="P44">Non salvare e torna al menù principale<text:bookmark-end text:name="__DdeLink__421_3668981261"/></text:p>
                  </text:list-item>
                </text:list>
                <text:p text:style-name="P52"/>
              </text:list-item>
              <text:list-item>
                <text:p text:style-name="P47">Il configuratore sceglia la prima opzione.</text:p>
              </text:list-item>
              <text:list-item>
                <text:p text:style-name="P47">Il sistema presenta la lista <text:span text:style-name="T12">delle transizioni con le priorità associate</text:span>.</text:p>
              </text:list-item>
              <text:list-item>
                <text:p text:style-name="P47">Il sistema chiede il nome del<text:span text:style-name="T12">la transizione</text:span>.</text:p>
              </text:list-item>
              <text:list-item>
                <text:p text:style-name="P47">Il sistema chiede il valore della nuova <text:span text:style-name="T12">priorità</text:span>.</text:p>
              </text:list-item>
              <text:list-item>
                <text:p text:style-name="P47">Il sistema ripropone il punto 5.</text:p>
              </text:list-item>
              <text:list-item>
                <text:p text:style-name="P50">Il configuratore sceglie di salvare la rete di Petri.</text:p>
              </text:list-item>
              <text:list-item>
                <text:p text:style-name="P50">Il sistema salva la rete di Petri.</text:p>
              </text:list-item>
            </text:list>
          </table:table-cell>
        </table:table-row>
        <table:table-row table:style-name="TableLine2222042282592">
          <table:table-cell table:style-name="Tabella3.A2" office:value-type="string">
            <text:p text:style-name="P63">Scenario alternativo</text:p>
          </table:table-cell>
          <table:table-cell table:style-name="Tabella3.B2" office:value-type="string">
            <text:p text:style-name="P63"><text:span text:style-name="T9">1</text:span><text:span text:style-name="T12">1</text:span>a1. Precondizione: il configuratore non salva la rete.</text:p>
            <text:p text:style-name="P63">&lt;&lt;<text:span text:style-name="T3">include&gt;&gt; “Scelta Operazione” ( ritorna al menù principale).</text:span></text:p>
          </table:table-cell>
        </table:table-row>
        <table:table-row table:style-name="TableLine2222042284496">
          <table:table-cell table:style-name="Tabella3.A2" office:value-type="string">
            <text:p text:style-name="P65">Scenario alternativo</text:p>
          </table:table-cell>
          <table:table-cell table:style-name="Tabella3.B2" office:value-type="string">
            <text:p text:style-name="P65"><text:span text:style-name="T9">1</text:span><text:span text:style-name="T12">2</text:span>a1. Precondizione: la rete salvata è già presente.</text:p>
            <text:p text:style-name="P65">Il sistema avvisa all’utente che la rete che sta salvando è già presente.</text:p>
            <text:p text:style-name="P63">&lt;&lt;<text:span text:style-name="T3">include&gt;&gt; “Scelta Operazione” ( ritorna al menù principale).</text:span></text:p>
          </table:table-cell>
        </table:table-row>
      </table:table>
      <text:p text:style-name="P5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03:14.098000000</meta:creation-date>
    <meta:editing-duration>PT4H41M41S</meta:editing-duration>
    <meta:editing-cycles>8</meta:editing-cycles>
    <meta:generator>LibreOffice/7.0.4.2$Windows_X86_64 LibreOffice_project/dcf040e67528d9187c66b2379df5ea4407429775</meta:generator>
    <dc:date>2021-06-23T17:37:47.436000000</dc:date>
    <meta:document-statistic meta:table-count="6" meta:image-count="0" meta:object-count="0" meta:page-count="4" meta:paragraph-count="138" meta:word-count="831" meta:character-count="5364" meta:non-whitespace-character-count="4710"/>
  </office:meta>
</office:document-meta>
</file>